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409a"/>
    </style:style>
  </office:automatic-styles>
  <office:body>
    <office:spreadsheet>
      <table:calculation-settings table:automatic-find-labels="false" table:use-regular-expressions="false" table:use-wildcards="true"/>
      <table:table table:name="Toom10h0evolve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=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=0.02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04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06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08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2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4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45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5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55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6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61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62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63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64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65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66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67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68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69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7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71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72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73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74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75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76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77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78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79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8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82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84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86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88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9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195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2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22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24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26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28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 =0.3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4" table:number-columns-repeated="263" table:default-cell-style-name="Default"/>
        <table:table-row table:style-name="ro2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6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6"/>
        </table:table-row>
        <table:table-row table:style-name="ro2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6"/>
        </table:table-row>
        <table:table-row table:style-name="ro2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2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66"/>
        </table:table-row>
        <table:table-row table:style-name="ro2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66"/>
        </table:table-row>
        <table:table-row table:style-name="ro2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66"/>
        </table:table-row>
        <table:table-row table:style-name="ro2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66"/>
        </table:table-row>
        <table:table-row table:style-name="ro2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66"/>
        </table:table-row>
        <table:table-row table:style-name="ro2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6"/>
        </table:table-row>
        <table:table-row table:style-name="ro2">
          <table:table-cell table:number-columns-repeated="26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6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66"/>
        </table:table-row>
        <table:table-row table:style-name="ro2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6"/>
        </table:table-row>
        <table:table-row table:style-name="ro2"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6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2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6"/>
        </table:table-row>
        <table:table-row table:style-name="ro2"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66"/>
        </table:table-row>
        <table:table-row table:style-name="ro2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6"/>
        </table:table-row>
        <table:table-row table:style-name="ro2"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6"/>
        </table:table-row>
        <table:table-row table:style-name="ro2">
          <table:table-cell table:number-columns-repeated="26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87"/>
        </table:table-row>
        <table:table-row table:style-name="ro2"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87"/>
        </table:table-row>
        <table:table-row table:style-name="ro2"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8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7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8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87"/>
        </table:table-row>
        <table:table-row table:style-name="ro2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8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187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87"/>
        </table:table-row>
        <table:table-row table:style-name="ro2" table:number-rows-repeated="262">
          <table:table-cell table:number-columns-repeated="263"/>
        </table:table-row>
        <table:table-row table:style-name="ro2">
          <table:table-cell table:number-columns-repeated="2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9T14:58:59.562943797</dc:date>
    <meta:editing-duration>PT46S</meta:editing-duration>
    <meta:editing-cycles>1</meta:editing-cycles>
    <meta:document-statistic meta:table-count="2" meta:cell-count="22178" meta:object-count="0"/>
    <meta:generator>LibreOffice/6.0.3.2$Linux_X86_64 LibreOffice_project/00m0$Build-2</meta:generator>
  </office:meta>
</office:document-meta>
</file>